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Standard" style:list-style-name="L2">
      <style:text-properties fo:font-style="normal" style:font-style-asian="normal" style:font-style-complex="normal"/>
    </style:style>
    <style:style style:name="P6" style:family="paragraph" style:parent-style-name="Standard" style:list-style-name="L3">
      <style:paragraph-properties fo:margin-left="0.9846in" fo:margin-right="0in" fo:text-indent="-0.25in" style:auto-text-indent="false"/>
      <style:text-properties fo:font-style="normal" style:font-style-asian="normal" style:font-style-complex="normal"/>
    </style:style>
    <style:style style:name="P7" style:family="paragraph" style:parent-style-name="Standard" style:list-style-name="L4">
      <style:paragraph-properties fo:margin-left="0.9846in" fo:margin-right="0in" fo:text-indent="-0.25in" style:auto-text-indent="false"/>
      <style:text-properties fo:font-style="normal" style:font-style-asian="normal" style:font-style-complex="normal"/>
    </style:style>
    <style:style style:name="P8" style:family="paragraph" style:parent-style-name="Standard" style:list-style-name="L5">
      <style:paragraph-properties fo:margin-left="0.9846in" fo:margin-right="0in" fo:text-indent="-0.25in" style:auto-text-indent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10" style:family="paragraph" style:parent-style-name="Standard" style:list-style-name="L5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11" style:family="paragraph" style:parent-style-name="Heading_20_4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lho prático nº1</text:h>
      <text:p text:style-name="Standard"/>
      <text:h text:style-name="Heading_20_1" text:outline-level="1">Interpretador de comandos (shell) para Unix/Linux</text:h>
      <text:h text:style-name="Heading_20_3" text:outline-level="3">Versão 6</text:h>
      <text:p text:style-name="Standard"/>
      <text:p text:style-name="Standard">030509107 André Simões Fernandes</text:p>
      <text:p text:style-name="Standard">090509136 João Sá Vinhas Gonçalves</text:p>
      <text:p text:style-name="Standard"/>
      <text:h text:style-name="Heading_20_4" text:outline-level="4">Estrutura</text:h>
      <text:p text:style-name="Standard"/>
      <text:p text:style-name="Standard"><text:tab/>Com o objectivo de implementar a versão 6 do trabalho prático, recorreu-se, tal como na primeira versão do trabalho, à construção de uma estrutura para guardar todos os tokens da linha de comandos. No entanto, uma vez que tinhamos de gravar vários comandos separados por <text:span text:style-name="T1">pipes</text:span><text:span text:style-name="T2">, dedicidimos construir uma lista duplamente ligada de estruturas do tipo:</text:span></text:p>
      <text:p text:style-name="P1"/>
      <text:p text:style-name="P1">struct command_info { </text:p>
      <text:p text:style-name="P1"><text:tab/>char **arg;<text:tab/><text:tab/>// Lista de argumentos (terminada com NULL). </text:p>
      <text:p text:style-name="P1"><text:tab/>char *infile;<text:tab/><text:tab/>// Fich. p/ onde redirecionar stdin ou NULL. </text:p>
      <text:p text:style-name="P1"><text:tab/>char *outfile;<text:tab/><text:tab/>// Fich. p/ onde redirecionar stdout ou NULL. </text:p>
      <text:p text:style-name="P1"><text:tab/>int background;<text:tab/>// 0 ou 1 (procedimento a executar em background). </text:p>
      <text:p text:style-name="P1"><text:tab/>int fd_input[2];<text:tab/>// Descritores de leitura do pipdo actual. </text:p>
      <text:p text:style-name="P1"><text:tab/>int fd_output[2];<text:tab/>// Descritores de escrita do actual. </text:p>
      <text:p text:style-name="P1"><text:tab/>struct command_info * next; <text:tab/><text:tab/>// Aponta para a próxima estrutura. </text:p>
      <text:p text:style-name="P1"><text:tab/>struct command_info * previous; <text:tab/>// Aponta para a estrutura anterior. </text:p>
      <text:p text:style-name="P1">};</text:p>
      <text:p text:style-name="P1"/>
      <text:p text:style-name="P1">typedef struct command_info Command_Info_Pip;</text:p>
      <text:p text:style-name="P1"/>
      <text:p text:style-name="P1">cada uma das quais responsável por guardar a informação relativa a um comando.</text:p>
      <text:p text:style-name="Standard"><text:span text:style-name="T2"><text:tab/>Além da particularidade de ser uma lista ligada, por questões de facilidade de acesso às estruturas anteriores, deve notar-se que esta estrutura também fica <text:s/>responsável por guardar dois </text:span><text:span text:style-name="T1">arrays</text:span><text:span text:style-name="T2"> de descritores. Estes </text:span><text:span text:style-name="T1">arrays</text:span><text:span text:style-name="T2"> correspondem ao </text:span><text:span text:style-name="T1">pipes</text:span><text:span text:style-name="T2"> de entrada e saída que um dado comando poderá ter de aceder.</text:span></text:p>
      <text:p text:style-name="P1"/>
      <text:h text:style-name="P11" text:outline-level="4">Execução dos comandos</text:h>
      <text:p text:style-name="P1"/>
      <text:p text:style-name="P1"><text:tab/>Por forma a fazer o <text:span text:style-name="T1">parsing</text:span> da linha de comandos e a construção da lista duplamente ligada recorreu-se a duas funções:</text:p>
      <text:list xml:id="list1292606574" text:style-name="L1">
        <text:list-item>
          <text:list>
            <text:list-item>
              <text:p text:style-name="P4">Command_Info_Pip * parse_cmd_pip(char * cmd_line_without_pipes);</text:p>
            </text:list-item>
          </text:list>
        </text:list-item>
      </text:list>
      <text:list xml:id="list113180251" text:style-name="L2">
        <text:list-item>
          <text:list>
            <text:list-item>
              <text:p text:style-name="P5">Command_Info_Pip * parse_cmds_pip(char * cmd_line_with_pipes);</text:p>
            </text:list-item>
          </text:list>
        </text:list-item>
      </text:list>
      <text:p text:style-name="P1"/>
      <text:p text:style-name="P1"><text:soft-page-break/><text:tab/>A primeira, destina-se a fazer o parsing de forma similar à função parse_cmd da primeira versão do trabalho. A segunda, chama a primeira, recursivamente, e liga as estruturas convenientemente.</text:p>
      <text:p text:style-name="Standard"><text:span text:style-name="T2"><text:tab/></text:span></text:p>
      <text:p text:style-name="Standard"><text:span text:style-name="T2"/></text:p>
      <text:p text:style-name="Standard"><text:span text:style-name="T2"/></text:p>
      <text:p text:style-name="Standard"><text:span text:style-name="T2"><text:tab/>Por forma a criar todos os </text:span><text:span text:style-name="T1">pipes</text:span><text:span text:style-name="T2"> necessários à execução dos comandos criou-se uma função à parte, que recebe como primeiro argumento o apontador para a primeira estrutura:</text:span></text:p>
      <text:list xml:id="list323995906" text:style-name="L3">
        <text:list-item>
          <text:list>
            <text:list-item>
              <text:p text:style-name="P6">int create_pipes(Command_Info_Pip * cmd_info);</text:p>
            </text:list-item>
          </text:list>
        </text:list-item>
      </text:list>
      <text:p text:style-name="P9"><text:tab/></text:p>
      <text:p text:style-name="P2"><text:span text:style-name="T2"><text:tab/>Para facilitar o fecho dos </text:span><text:span text:style-name="T1">pipes</text:span><text:span text:style-name="T2"> utiliza-se:</text:span></text:p>
      <text:list xml:id="list2058563521" text:style-name="L4">
        <text:list-item>
          <text:list>
            <text:list-item>
              <text:p text:style-name="P7">int close_pipes(Command_Info_Pip * cmd_info);</text:p>
            </text:list-item>
          </text:list>
        </text:list-item>
      </text:list>
      <text:p text:style-name="P9"/>
      <text:p text:style-name="P9"><text:tab/>Finalmente, e mais importante, por forma a executar os comandos usa-se a função:</text:p>
      <text:list xml:id="list1141545919" text:style-name="L5">
        <text:list-item>
          <text:list>
            <text:list-item>
              <text:p text:style-name="P8">exec_multiple(Command_Info_Pip * first_cmd_info)</text:p>
              <text:p text:style-name="P10"/>
            </text:list-item>
          </text:list>
        </text:list-item>
      </text:list>
      <text:p text:style-name="P2"><text:span text:style-name="T2">esta função lança tantos processos filhos quanto o número de estruturas ligadas ao first_cmd_info. Garantindo que os filhos, fazem redireccionamento apropriado. Seja para ficheiros ou para os </text:span><text:span text:style-name="T1">pipes</text:span><text:span text:style-name="T2"> devido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 fernandes</meta:initial-creator>
    <meta:creation-date>2010-04-17T20:32:41</meta:creation-date>
    <dc:date>2010-04-17T21:12:31</dc:date>
    <dc:creator>Joao goncalves</dc:creator>
    <meta:editing-duration>PT00H36M19S</meta:editing-duration>
    <meta:editing-cycles>70</meta:editing-cycles>
    <meta:generator>OpenOffice.org/3.1$Linux OpenOffice.org_project/310m19$Build-9420</meta:generator>
    <meta:document-statistic meta:table-count="0" meta:image-count="0" meta:object-count="0" meta:page-count="2" meta:paragraph-count="34" meta:word-count="379" meta:character-count="2571"/>
  </office:meta>
</office:document-meta>
</file>